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end"/>
    </style:style>
    <style:style style:name="P2" style:parent-style-name="Обычный" style:family="paragraph">
      <style:paragraph-properties fo:text-align="end"/>
    </style:style>
    <style:style style:name="P3" style:parent-style-name="Обычный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Основнойшрифтабзаца" style:family="text">
      <style:text-properties fo:font-size="15pt" style:font-size-asian="15pt" style:font-size-complex="15pt"/>
    </style:style>
    <style:style style:name="T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7" style:parent-style-name="Основнойшрифтабзаца" style:family="text">
      <style:text-properties fo:font-size="15pt" style:font-size-asian="15pt" style:font-size-complex="15pt"/>
    </style:style>
    <style:style style:name="T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" style:parent-style-name="Основнойшрифтабзаца" style:family="text">
      <style:text-properties fo:font-size="15pt" style:font-size-asian="15pt" style:font-size-complex="15pt"/>
    </style:style>
    <style:style style:name="T1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" style:parent-style-name="Основнойшрифтабзаца" style:family="text">
      <style:text-properties fo:font-size="15pt" style:font-size-asian="15pt" style:font-size-complex="15pt"/>
    </style:style>
    <style:style style:name="T1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" style:parent-style-name="Основнойшрифтабзаца" style:family="text">
      <style:text-properties fo:font-size="15pt" style:font-size-asian="15pt" style:font-size-complex="15pt"/>
    </style:style>
    <style:style style:name="T14" style:parent-style-name="Основнойшрифтабзаца" style:family="text">
      <style:text-properties fo:font-size="15pt" style:font-size-asian="15pt" style:font-size-complex="15pt"/>
    </style:style>
    <style:style style:name="T15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6" style:parent-style-name="Основнойшрифтабзаца" style:family="text">
      <style:text-properties fo:font-size="15pt" style:font-size-asian="15pt" style:font-size-complex="15pt"/>
    </style:style>
    <style:style style:name="T1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8" style:parent-style-name="Основнойшрифтабзаца" style:family="text">
      <style:text-properties fo:font-size="15pt" style:font-size-asian="15pt" style:font-size-complex="15pt"/>
    </style:style>
    <style:style style:name="T19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20" style:parent-style-name="Основнойшрифтабзаца" style:family="text">
      <style:text-properties fo:font-size="15pt" style:font-size-asian="15pt" style:font-size-complex="15pt"/>
    </style:style>
    <style:style style:name="P2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2" style:parent-style-name="Обычный" style:family="paragraph">
      <style:text-properties fo:font-size="15pt" style:font-size-asian="15pt" style:font-size-complex="15pt"/>
    </style:style>
    <style:style style:name="T2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24" style:parent-style-name="Основнойшрифтабзаца" style:family="text">
      <style:text-properties fo:font-size="15pt" style:font-size-asian="15pt" style:font-size-complex="15pt"/>
    </style:style>
    <style:style style:name="P25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6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7" style:parent-style-name="Обычный" style:family="paragraph">
      <style:paragraph-properties fo:text-align="end"/>
    </style:style>
    <style:style style:name="P28" style:parent-style-name="Обычный" style:family="paragraph">
      <style:paragraph-properties fo:text-align="center"/>
    </style:style>
    <style:style style:name="T2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30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2" style:parent-style-name="Обычный" style:family="paragraph">
      <style:paragraph-properties fo:text-align="center"/>
    </style:style>
    <style:style style:name="T3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34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5" style:parent-style-name="Обычный" style:family="paragraph">
      <style:paragraph-properties fo:text-align="center"/>
    </style:style>
    <style:style style:name="T3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37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38" style:parent-style-name="Обычный" style:family="paragraph">
      <style:paragraph-properties fo:text-align="center"/>
    </style:style>
    <style:style style:name="P39" style:parent-style-name="Обычный" style:family="paragraph">
      <style:paragraph-properties fo:text-align="center"/>
    </style:style>
    <style:style style:name="T4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1" style:parent-style-name="Обычный" style:family="paragraph">
      <style:paragraph-properties fo:text-align="center"/>
    </style:style>
    <style:style style:name="P42" style:parent-style-name="Обычный" style:family="paragraph">
      <style:paragraph-properties fo:text-align="center"/>
    </style:style>
    <style:style style:name="T43" style:parent-style-name="Основнойшрифтабзаца" style:family="text">
      <style:text-properties fo:color="#000000"/>
    </style:style>
    <style:style style:name="T4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8" style:parent-style-name="Обычный" style:family="paragraph">
      <style:paragraph-properties fo:text-align="end"/>
    </style:style>
    <style:style style:name="P49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1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2" style:parent-style-name="Обычный" style:family="paragraph">
      <style:paragraph-properties fo:text-align="center"/>
    </style:style>
    <style:style style:name="T5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5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6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57" style:parent-style-name="Обычный" style:family="paragraph">
      <style:paragraph-properties fo:text-align="end"/>
    </style:style>
    <style:style style:name="P58" style:parent-style-name="Обычный" style:family="paragraph">
      <style:paragraph-properties fo:text-align="end"/>
    </style:style>
    <style:style style:name="P59" style:parent-style-name="Обычный" style:family="paragraph">
      <style:paragraph-properties fo:text-align="end"/>
    </style:style>
    <style:style style:name="P60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6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62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63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64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65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66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67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68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69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0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1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2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3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4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5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6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7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8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9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0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1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2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3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4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5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6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7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8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9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90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91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92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93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P94" style:parent-style-name="Обычный" style:family="paragraph">
      <style:text-properties fo:font-size="15pt" style:font-size-asian="15pt" style:font-size-complex="15pt"/>
    </style:style>
    <style:style style:name="T9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96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9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9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9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1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1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1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1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1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2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2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2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2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2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2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2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2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2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2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3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131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32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33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34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35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3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7" style:parent-style-name="Основнойшрифтабзаца" style:family="text">
      <style:text-properties fo:font-size="15pt" style:font-size-asian="15pt" style:font-size-complex="15pt"/>
    </style:style>
    <style:style style:name="T13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39" style:parent-style-name="Основнойшрифтабзаца" style:family="text">
      <style:text-properties fo:font-size="15pt" style:font-size-asian="15pt" style:font-size-complex="15pt"/>
    </style:style>
    <style:style style:name="T14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41" style:parent-style-name="Основнойшрифтабзаца" style:family="text">
      <style:text-properties fo:font-size="15pt" style:font-size-asian="15pt" style:font-size-complex="15pt"/>
    </style:style>
    <style:style style:name="T142" style:parent-style-name="Основнойшрифтабзаца" style:family="text">
      <style:text-properties fo:font-size="15pt" style:font-size-asian="15pt" style:font-size-complex="15pt"/>
    </style:style>
    <style:style style:name="P143" style:parent-style-name="Обычный" style:family="paragraph">
      <style:text-properties fo:font-size="15pt" style:font-size-asian="15pt" style:font-size-complex="15pt"/>
    </style:style>
    <style:style style:name="P144" style:parent-style-name="Обычный" style:family="paragraph">
      <style:text-properties fo:font-size="15pt" style:font-size-asian="15pt" style:font-size-complex="15pt"/>
    </style:style>
    <style:style style:name="P145" style:parent-style-name="Обычный" style:family="paragraph">
      <style:text-properties fo:font-size="15pt" style:font-size-asian="15pt" style:font-size-complex="15pt"/>
    </style:style>
    <style:style style:name="P146" style:parent-style-name="Обычный" style:family="paragraph">
      <style:text-properties fo:font-size="15pt" style:font-size-asian="15pt" style:font-size-complex="15pt"/>
    </style:style>
    <style:style style:name="P147" style:parent-style-name="Обычный" style:family="paragraph">
      <style:text-properties fo:font-size="15pt" style:font-size-asian="15pt" style:font-size-complex="15pt"/>
    </style:style>
    <style:style style:name="P148" style:parent-style-name="Обычный" style:family="paragraph">
      <style:text-properties fo:font-size="15pt" style:font-size-asian="15pt" style:font-size-complex="15pt"/>
    </style:style>
    <style:style style:name="P149" style:parent-style-name="Обычный" style:family="paragraph">
      <style:text-properties fo:font-size="15pt" style:font-size-asian="15pt" style:font-size-complex="15pt"/>
    </style:style>
    <style:style style:family="graphic" style:name="a10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3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4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5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7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Студент группы ИС-27 Поповян А.Д.</text:p>
      <text:p text:style-name="P2"/>
      <text:p text:style-name="P3">Практическое занятие № 2</text:p>
      <text:p text:style-name="Обычный"><text:span text:style-name="T4">Тема:<text:s/></text:span><text:span text:style-name="T5">Составление программ циклической в<text:s/></text:span><text:span text:style-name="T6">IDE</text:span><text:span text:style-name="T7"><text:s/></text:span><text:span text:style-name="T8">PyCharm</text:span><text:span text:style-name="T9"><text:s/></text:span><text:span text:style-name="T10">Community</text:span><text:span text:style-name="T11">.</text:span></text:p>
      <text:p text:style-name="Обычный"><text:span text:style-name="T12">Цель:<text:s/></text:span><text:span text:style-name="T13">закрепить усвоенные знания, понятия, алгоритмы, основные принципы составления программ, приобрести<text:s/></text:span><text:span text:style-name="T14">навыки составление программ линейный структуры в<text:s/></text:span><text:span text:style-name="T15">IDE</text:span><text:span text:style-name="T16"><text:s/></text:span><text:span text:style-name="T17">PyCharm</text:span><text:span text:style-name="T18"><text:s/></text:span><text:span text:style-name="T19">Community</text:span><text:span text:style-name="T20">.</text:span></text:p>
      <text:p text:style-name="P21">Постановка задачи.</text:p>
      <text:p text:style-name="P22">Дано целое число, больше 999. Используя одну операцию деления нацело и одну операцию взятия остатка от деления, найти цифру, соответствующую разряду тысяч в записи этого числа.</text:p>
      <text:p text:style-name="Обычный"><text:span text:style-name="T23">Тип алгоритма:</text:span><text:span text:style-name="T24"><text:s/>линейный.</text:span></text:p>
      <text:p text:style-name="P25">Блок-схема алгоритма:</text:p>
      <text:p text:style-name="P26"/>
      <text:p text:style-name="P27"/>
      <text:p text:style-name="P28"><draw:custom-shape svg:x="2.21806in" svg:y="-0.26042in" svg:width="2.05903in" svg:height="0.78681in" draw:z-index="251672576" draw:id="id0" draw:style-name="a0" draw:name="Фигура 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29">Начало</text:span></text:p>
      <text:p text:style-name="P30"/>
      <text:p text:style-name="Обычный"><draw:connector draw:type="line" svg:x1="3.25556in" svg:y1="0.04514in" svg:x2="3.24653in" svg:y2="0.47153in" draw:z-index="251673600" draw:id="id1" draw:style-name="a1" draw:name="Линия 7" text:anchor-type="paragraph"><svg:title/><svg:desc/></draw:connector></text:p>
      <text:p text:style-name="P31"/>
      <text:p text:style-name="P32"><draw:custom-shape svg:x="0in" svg:y="0.01181in" svg:width="1.93264in" svg:height="0.32292in" draw:z-index="251670528" draw:id="id2" draw:style-name="a2" draw:name="Фигура 7" text:anchor-type="paragraph"><svg:title/><svg:desc/><draw:enhanced-geometry draw:type="non-primitive" svg:viewBox="0 0 21600 21600" draw:enhanced-path="M 0 0 L 21600 0 21600 21600 0 21600 Z N"/></draw:custom-shape><text:span text:style-name="T33">Ввод x</text:span></text:p>
      <text:p text:style-name="Обычный"><draw:connector draw:type="line" svg:x1="0in" svg:y1="0.10139in" svg:x2="0in" svg:y2="0.54931in" draw:z-index="251671552" draw:id="id3" draw:style-name="a3" draw:name="Линия 6" text:anchor-type="paragraph"><svg:title/><svg:desc/></draw:connector></text:p>
      <text:p text:style-name="P34"/>
      <text:p text:style-name="Обычный"><draw:custom-shape svg:x="0in" svg:y="0.07708in" svg:width="3.45903in" svg:height="0.5625in" draw:z-index="251659264" draw:id="id4" draw:style-name="a4" draw:name="Фигура 1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35"><text:span text:style-name="T36">x = int(input(«Введите число:»))</text:span></text:p>
      <text:p text:style-name="Обычный"><draw:connector draw:type="line" svg:x1="3.23611in" svg:y1="0.14306in" svg:x2="3.23611in" svg:y2="0.51806in" draw:z-index="251661312" draw:id="id5" draw:style-name="a5" draw:name="Линия 1" text:anchor-type="paragraph"><svg:title/><svg:desc/></draw:connector></text:p>
      <text:p text:style-name="P37"/>
      <text:p text:style-name="P38"><draw:custom-shape svg:x="0in" svg:y="0.03403in" svg:width="2.81181in" svg:height="0.72431in" draw:z-index="251660288" draw:id="id6" draw:style-name="a6" draw:name="Фигура 2" text:anchor-type="paragraph"><svg:title/><svg:desc/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text:p>
      <text:p text:style-name="P39"><draw:connector draw:type="line" svg:x1="1.86042in" svg:y1="0.21597in" svg:x2="0.86042in" svg:y2="0.44514in" draw:z-index="251667456" draw:id="id7" draw:style-name="a7" draw:name="Линия 3" text:anchor-type="paragraph"><svg:title/><svg:desc/></draw:connector><draw:connector draw:type="line" svg:x1="5.50556in" svg:y1="0.45556in" svg:x2="4.64167in" svg:y2="0.20556in" draw:z-index="251668480" draw:id="id8" draw:style-name="a8" draw:name="Линия 4" text:anchor-type="paragraph"><svg:title/><svg:desc/></draw:connector><text:span text:style-name="T40">x &gt; 999</text:span></text:p>
      <text:p text:style-name="P41"><draw:custom-shape svg:x="-0.27431in" svg:y="0.20625in" svg:width="1.70139in" svg:height="0.36389in" draw:z-index="251662336" draw:id="id9" draw:style-name="a9" draw:name="Фигура 3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42"><text:span text:style-name="T43"><draw:custom-shape svg:x="4.56944in" svg:y="0.01458in" svg:width="1.89792in" svg:height="0.34306in" draw:z-index="251664384" draw:id="id10" draw:style-name="a10" draw:name="Фигура 5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4">y = x/1000<text:s/></text:span><text:span text:style-name="T45"><text:s text:c="69"/>Print(«</text:span><text:span text:style-name="T46">Ошибка</text:span><text:span text:style-name="T47">»)</text:span></text:p>
      <text:p text:style-name="P48"><draw:connector draw:type="line" svg:x1="0.37083in" svg:y1="0.13819in" svg:x2="0.33958in" svg:y2="0.41944in" draw:z-index="251666432" draw:id="id11" draw:style-name="a11" draw:name="Линия 2" text:anchor-type="paragraph"><svg:title/><svg:desc/></draw:connector></text:p>
      <text:p text:style-name="Обычный"><draw:custom-shape svg:x="-0.36806in" svg:y="0.24028in" svg:width="1.77014in" svg:height="0.60278in" draw:z-index="251663360" draw:id="id12" draw:style-name="a12" draw:name="Фигура 4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49"/>
      <text:p text:style-name="Обычный"><text:span text:style-name="T50">n = y % 10 <text:s text:c="4"/></text:span></text:p>
      <text:p text:style-name="Обычный"><draw:connector draw:type="line" svg:x1="0.34722in" svg:y1="0.12222in" svg:x2="0.35764in" svg:y2="0.42222in" draw:z-index="251669504" draw:id="id13" draw:style-name="a13" draw:name="Линия 5" text:anchor-type="paragraph"><svg:title/><svg:desc/></draw:connector></text:p>
      <text:p text:style-name="Обычный"><draw:custom-shape svg:x="-0.32708in" svg:y="0.18681in" svg:width="1.69653in" svg:height="0.38403in" draw:z-index="251665408" draw:id="id14" draw:style-name="a14" draw:name="Фигура 6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51">print(n)</text:p>
      <text:p text:style-name="Обычный"><draw:connector draw:type="line" svg:x1="1.36944in" svg:y1="0.14167in" svg:x2="2.50486in" svg:y2="0.27709in" draw:z-index="251677696" draw:id="id15" draw:style-name="a15" draw:name="Линия 9" text:anchor-type="paragraph"><svg:title/><svg:desc/></draw:connector><draw:custom-shape svg:x="2.48472in" svg:y="0.00972in" svg:width="1.55139in" svg:height="0.53125in" draw:z-index="251675648" draw:id="id16" draw:style-name="a16" draw:name="Фигура 10" text:anchor-type="paragraph"><svg:title/><svg:desc/><draw:enhanced-geometry draw:type="non-primitive" svg:viewBox="0 0 21600 21600" draw:enhanced-path="M 0 0 L 21600 0 21600 21600 0 21600 Z N"/></draw:custom-shape></text:p>
      <text:p text:style-name="P52"><text:span text:style-name="T53">Вывод</text:span><text:span text:style-name="T54"><text:s text:c="2"/>x</text:span></text:p>
      <text:p text:style-name="Обычный"><draw:connector draw:type="line" svg:x1="3.25625in" svg:y1="0.49931in" svg:x2="3.25625in" svg:y2="0.06181in" draw:z-index="251678720" draw:id="id17" draw:style-name="a17" draw:name="Линия 10" text:anchor-type="paragraph"><svg:title/><svg:desc/></draw:connector></text:p>
      <text:p text:style-name="P55"/>
      <text:p text:style-name="Обычный"><draw:custom-shape svg:x="2.36181in" svg:y="0.01042in" svg:width="1.8375in" svg:height="0.60278in" draw:z-index="251674624" draw:id="id18" draw:style-name="a18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56">Конец</text:p>
      <text:p text:style-name="P57"/>
      <text:p text:style-name="P58"/>
      <text:p text:style-name="P59">Студент группы ИС-27 Поповян А.Д.</text:p>
      <text:p text:style-name="P60"/>
      <text:p text:style-name="P61">Текст программы:</text:p>
      <text:p text:style-name="Обычный"><text:span text:style-name="T62">try:</text:span><text:span text:style-name="T63"><text:line-break/></text:span><text:span text:style-name="T64"><text:s text:c="4"/># Пробуем получить целое число от<text:s/></text:span><text:span text:style-name="T65">пользователя</text:span><text:span text:style-name="T66"><text:line-break/></text:span><text:span text:style-name="T67"><text:s text:c="4"/>x = int(input("Введите число: "))</text:span><text:span text:style-name="T68"><text:line-break/></text:span><text:span text:style-name="T69"><text:line-break/></text:span><text:span text:style-name="T70"><text:s text:c="4"/># Если введённое число больше или равно 1000</text:span><text:span text:style-name="T71"><text:line-break/></text:span><text:span text:style-name="T72"><text:s text:c="4"/>if x &gt;= 1000:</text:span><text:span text:style-name="T73"><text:line-break/></text:span><text:span text:style-name="T74"><text:s text:c="8"/># Выполняем целочисленное деление числа на 1000, чтобы получить разряд тысяч</text:span><text:span text:style-name="T75"><text:line-break/></text:span><text:span text:style-name="T76"><text:s text:c="8"/>y = x // 1000</text:span><text:span text:style-name="T77"><text:line-break/></text:span><text:span text:style-name="T78"><text:line-break/></text:span><text:span text:style-name="T79"><text:s text:c="8"/># Выводим полученную цифру</text:span><text:span text:style-name="T80"><text:line-break/></text:span><text:span text:style-name="T81"><text:s text:c="8"/>print(y)</text:span><text:span text:style-name="T82"><text:line-break/></text:span><text:span text:style-name="T83"><text:s text:c="4"/>else:</text:span><text:span text:style-name="T84"><text:line-break/></text:span><text:span text:style-name="T85"><text:s text:c="8"/># Если число меньше 1000, выводим сообщение об ошибке</text:span><text:span text:style-name="T86"><text:line-break/></text:span><text:span text:style-name="T87"><text:s text:c="8"/>print("Ошибка: введённое число должно быть больше или равно 1000.")</text:span><text:span text:style-name="T88"><text:line-break/></text:span><text:span text:style-name="T89">except ValueError:</text:span><text:span text:style-name="T90"><text:line-break/></text:span><text:span text:style-name="T91"><text:s text:c="4"/># Если пользователь ввёл некорректное значение (например, строку), выводим сообщение об ошибке</text:span><text:span text:style-name="T92"><text:line-break/></text:span><text:span text:style-name="T93"><text:s text:c="4"/>print("Ошибка: введено некорректное значение.")</text:span></text:p>
      <text:p text:style-name="P94"/>
      <text:p text:style-name="Обычный"><text:span text:style-name="T95">Протокол работы программы:</text:span></text:p>
      <text:p text:style-name="P96"/>
      <text:p text:style-name="Обычный"><text:span text:style-name="T97">C</text:span><text:span text:style-name="T98">:\</text:span><text:span text:style-name="T99">Users</text:span><text:span text:style-name="T100">\</text:span><text:span text:style-name="T101">Admin</text:span><text:span text:style-name="T102">\</text:span><text:span text:style-name="T103">AppData</text:span><text:span text:style-name="T104">\</text:span><text:span text:style-name="T105">Local</text:span><text:span text:style-name="T106">\</text:span><text:span text:style-name="T107">Programs</text:span><text:span text:style-name="T108">\</text:span><text:span text:style-name="T109">Python</text:span><text:span text:style-name="T110">\</text:span><text:span text:style-name="T111">Python</text:span><text:span text:style-name="T112">312\</text:span><text:span text:style-name="T113">python</text:span><text:span text:style-name="T114">.</text:span><text:span text:style-name="T115">exe</text:span><text:span text:style-name="T116"><text:s/></text:span><text:span text:style-name="T117">C</text:span><text:span text:style-name="T118">:\</text:span><text:span text:style-name="T119">Users</text:span><text:span text:style-name="T120">\</text:span><text:span text:style-name="T121">Admin</text:span><text:span text:style-name="T122">\</text:span><text:span text:style-name="T123">PopovyanPy</text:span><text:span text:style-name="T124">\</text:span><text:span text:style-name="T125">Pz</text:span><text:span text:style-name="T126">_2\</text:span><text:span text:style-name="T127">Pz</text:span><text:span text:style-name="T128">_2.</text:span><text:span text:style-name="T129">py</text:span><text:span text:style-name="T130"><text:s/></text:span></text:p>
      <text:p text:style-name="P131">Введите число: 423423</text:p>
      <text:p text:style-name="P132">423</text:p>
      <text:p text:style-name="P133"/>
      <text:p text:style-name="P134">Process finished with exit code 0</text:p>
      <text:p text:style-name="P135"/>
      <text:p text:style-name="Обычный"><text:span text:style-name="T136">Вывод:<text:s/></text:span><text:span text:style-name="T137">в процессе выполнения практического занятия выработал(а) навыки составления программ линейный структуры в IDE PyCharm Community. Были использованы языковые конструкции<text:s/></text:span><text:span text:style-name="T138">Try</text:span><text:span text:style-name="T139">,<text:s/></text:span><text:span text:style-name="T140">Except</text:span><text:span text:style-name="T141">. Выполнены разработка кода, отладка, тестирование, оптимизация<text:s/></text:span></text:p>
      <text:p text:style-name="Обычный"><text:span text:style-name="T142">программного кода. Готовые программные коды выложены на GitHub.</text:span></text:p>
      <text:p text:style-name="P143"/>
      <text:p text:style-name="P144"><text:s text:c="12"/></text:p>
      <text:p text:style-name="P145"/>
      <text:p text:style-name="P146"/>
      <text:p text:style-name="P147"/>
      <text:p text:style-name="P148"/>
      <text:p text:style-name="P1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имволконцевойсноски" style:display-name="Символ концевой сноски" style:family="text"/>
    <style:style style:name="Привязкаконцевойсноски" style:display-name="Привязка концевой сноски" style:family="text">
      <style:text-properties style:text-position="super 66.6%"/>
    </style:style>
    <style:style style:name="Текстконцевойсноски" style:display-name="Текст концевой сноски" style:family="paragraph" style:parent-style-name="Обычный">
      <style:paragraph-properties fo:widows="2" fo:orphans="2" text:number-lines="false" style:vertical-align="auto" fo:margin-bottom="0.1111in" fo:line-height="102%" fo:margin-left="0.2361in" fo:text-indent="-0.2361in">
        <style:tab-stops/>
      </style:paragraph-properties>
      <style:text-properties style:font-name="Calibri" style:font-name-asian="Calibri" style:font-name-complex="Times New Roman" fo:font-size="10pt" style:font-size-asian="10pt" style:font-size-complex="10pt" style:language-asian="en" style:country-asian="US" fo:hyphenate="false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style:font-name="Calibri" style:font-name-asian="Calibri" style:font-name-complex="Times New Roman" style:letter-kerning="true" fo:font-size="10pt" style:font-size-asian="10pt" style:font-size-complex="10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ton Boyarshinov</meta:initial-creator>
    <dc:creator>Артём Поповян</dc:creator>
    <meta:creation-date>2008-09-02T15:39:00Z</meta:creation-date>
    <dc:date>2024-11-02T08:01:00Z</dc:date>
    <meta:template xlink:href="Normal" xlink:type="simple"/>
    <meta:editing-cycles>13</meta:editing-cycles>
    <meta:editing-duration>PT1380S</meta:editing-duration>
    <meta:user-defined meta:name="Поле 1"/>
    <meta:user-defined meta:name="Поле 2"/>
    <meta:user-defined meta:name="Поле 3"/>
    <meta:user-defined meta:name="Поле 4"/>
    <meta:document-statistic meta:page-count="1" meta:paragraph-count="3" meta:word-count="298" meta:character-count="1997" meta:row-count="14" meta:non-whitespace-character-count="1702"/>
  </office:meta>
</office:document-meta>
</file>